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4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3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fo:color="#ff00cc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color="#ff00cc"/>
    </style:style>
    <style:style style:name="T2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16cm" svg:height="0.962cm" draw:transform="rotate (0.671253630317019) translate (15.554cm 4.541cm)">
          <draw:text-box>
            <text:p><text:span text:style-name="T1">1 2 3</text:span></text:p>
          </draw:text-box>
        </draw:frame>
        <draw:frame draw:style-name="gr2" draw:text-style-name="P2" draw:layer="layout" svg:width="2.97cm" svg:height="0.962cm" draw:transform="rotate (0.671253630317019) translate (12.398cm 3.224cm)">
          <draw:text-box>
            <text:p><text:span text:style-name="T2">4</text:span> 5 6 7 8</text:p>
          </draw:text-box>
        </draw:frame>
        <draw:path draw:style-name="gr3" draw:text-style-name="P3" draw:layer="layout" svg:width="0.567cm" svg:height="3.203cm" draw:transform="rotate (0.197396738400559) translate (14.8593051714001cm 1.7915260621441cm)" svg:viewBox="0 0 568 3204" svg:d="M0 34c365-167 513 318 486 574-31 285-131 556-96 857 34 302-34 608-106 905-63 264-145 596 86 820l198 14">
          <text:p/>
        </draw:path>
        <draw:line draw:style-name="gr4" draw:text-style-name="P3" draw:layer="layout" svg:x1="12.355cm" svg:y1="3.665cm" svg:x2="18.832cm" svg:y2="3.665cm">
          <text:p/>
        </draw:line>
        <draw:line draw:style-name="gr4" draw:text-style-name="P3" draw:layer="layout" svg:x1="12.355cm" svg:y1="5.189cm" svg:x2="12.355cm" svg:y2="1.125cm">
          <text:p/>
        </draw:line>
        <draw:frame draw:style-name="gr1" draw:text-style-name="P1" draw:layer="layout" svg:width="1.916cm" svg:height="0.962cm" draw:transform="rotate (0.671253630317019) translate (0.854cm 4.141cm)">
          <draw:text-box>
            <text:p><text:span text:style-name="T1">1 2 3</text:span></text:p>
          </draw:text-box>
        </draw:frame>
        <draw:frame draw:style-name="gr5" draw:text-style-name="P2" draw:layer="layout" svg:width="2.974cm" svg:height="0.962cm" draw:transform="rotate (0.671253630317019) translate (2.198cm 3.124cm)">
          <draw:text-box>
            <text:p>4 5 6 7 8</text:p>
          </draw:text-box>
        </draw:frame>
        <draw:path draw:style-name="gr3" draw:text-style-name="P3" draw:layer="layout" svg:width="4.537cm" svg:height="2.19cm" draw:transform="rotate (-2.08252686347963) translate (5.28187920714099cm 1.81432571527122cm)" svg:viewBox="0 0 4538 2191" svg:d="M4245 2163c224 122 372-187 249-367-129-189-338-214-501-339-177-135-372-247-559-369-194-128-399-237-629-309-241-76-476-146-720-216-234-66-406-244-636-284-219-38-440-18-658-65-211-46-389-232-616-213l-122 151-53 237 141 66">
          <text:p/>
        </draw:path>
        <draw:line draw:style-name="gr4" draw:text-style-name="P3" draw:layer="layout" svg:x1="2.397cm" svg:y1="4.683cm" svg:x2="2.905cm" svg:y2="4.302cm">
          <text:p/>
        </draw:line>
        <draw:line draw:style-name="gr4" draw:text-style-name="P3" draw:layer="layout" svg:x1="3.921cm" svg:y1="3.513cm" svg:x2="4.429cm" svg:y2="3.132cm">
          <text:p/>
        </draw:line>
        <draw:frame draw:style-name="gr1" draw:text-style-name="P1" draw:layer="layout" svg:width="1.916cm" svg:height="0.962cm" draw:transform="rotate (0.671253630317019) translate (8.654cm 2.641cm)">
          <draw:text-box>
            <text:p><text:span text:style-name="T1">1 2 3</text:span></text:p>
          </draw:text-box>
        </draw:frame>
        <draw:frame draw:style-name="gr5" draw:text-style-name="P2" draw:layer="layout" svg:width="2.974cm" svg:height="0.962cm" draw:transform="rotate (0.671253630317019) translate (6.598cm 4.224cm)">
          <draw:text-box>
            <text:p>4 5 6 7 8</text:p>
          </draw:text-box>
        </draw:frame>
        <draw:custom-shape draw:style-name="gr6" draw:text-style-name="P4" draw:layer="layout" svg:width="1.016cm" svg:height="0.381cm" svg:x="5.699cm" svg:y="3.0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016cm" svg:height="0.381cm" svg:x="10.871cm" svg:y="3.0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1.277cm" svg:height="0.954cm" svg:x="2.424cm" svg:y="0.964cm">
          <draw:text-box>
            <text:p>(1)</text:p>
          </draw:text-box>
        </draw:frame>
        <draw:frame draw:style-name="gr7" draw:text-style-name="P2" draw:layer="layout" svg:width="1.277cm" svg:height="0.954cm" svg:x="8.193cm" svg:y="0.854cm">
          <draw:text-box>
            <text:p>(2)</text:p>
          </draw:text-box>
        </draw:frame>
        <draw:frame draw:style-name="gr7" draw:text-style-name="P2" draw:layer="layout" svg:width="1.277cm" svg:height="0.954cm" svg:x="15.513cm" svg:y="0.8cm">
          <draw:text-box>
            <text:p>(3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8T16:16:53.953607000</meta:creation-date>
    <dc:date>2015-08-18T16:52:32.440278000</dc:date>
    <meta:editing-duration>PT35M37S</meta:editing-duration>
    <meta:editing-cycles>5</meta:editing-cycles>
    <meta:generator>LibreOffice/4.4.5.2$MacOSX_X86_64 LibreOffice_project/a22f674fd25a3b6f45bdebf25400ed2adff0ff99</meta:generator>
    <meta:document-statistic meta:object-count="17"/>
  </office:meta>
</office:document-meta>
</file>